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rsid="02266356" officeooo:paragraph-rsid="0229e12d"/>
    </style:style>
    <style:style style:name="P3" style:family="paragraph" style:parent-style-name="Text_20_body">
      <style:text-properties officeooo:paragraph-rsid="0233716e"/>
    </style:style>
    <style:style style:name="P4" style:family="paragraph" style:parent-style-name="Text_20_body">
      <style:text-properties officeooo:paragraph-rsid="0239fdff"/>
    </style:style>
    <style:style style:name="P5" style:family="paragraph" style:parent-style-name="Text_20_body">
      <style:text-properties officeooo:paragraph-rsid="022b58ca"/>
    </style:style>
    <style:style style:name="P6" style:family="paragraph" style:parent-style-name="Text_20_body">
      <style:text-properties officeooo:paragraph-rsid="023c0004"/>
    </style:style>
    <style:style style:name="P7" style:family="paragraph" style:parent-style-name="Text_20_body">
      <style:text-properties officeooo:paragraph-rsid="024a3f13"/>
    </style:style>
    <style:style style:name="P8" style:family="paragraph" style:parent-style-name="Text_20_body">
      <style:text-properties officeooo:rsid="024a7d7a" officeooo:paragraph-rsid="024a7d7a"/>
    </style:style>
    <style:style style:name="P9" style:family="paragraph" style:parent-style-name="Text_20_body">
      <style:text-properties officeooo:paragraph-rsid="024a7d7a"/>
    </style:style>
    <style:style style:name="P10" style:family="paragraph" style:parent-style-name="Text_20_body">
      <style:text-properties officeooo:paragraph-rsid="024c557e"/>
    </style:style>
    <style:style style:name="P11" style:family="paragraph" style:parent-style-name="Text_20_body">
      <style:text-properties officeooo:paragraph-rsid="024ee3c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25a64d" style:font-weight-asian="bold" style:font-weight-complex="bold"/>
    </style:style>
    <style:style style:name="T7" style:family="text">
      <style:text-properties fo:font-weight="bold" officeooo:rsid="02266356" style:font-weight-asian="bold" style:font-weight-complex="bold"/>
    </style:style>
    <style:style style:name="T8" style:family="text">
      <style:text-properties fo:font-weight="bold" officeooo:rsid="0228abd6" style:font-weight-asian="bold" style:font-weight-complex="bold"/>
    </style:style>
    <style:style style:name="T9" style:family="text">
      <style:text-properties fo:font-weight="bold" officeooo:rsid="022b58ca" style:font-weight-asian="bold" style:font-weight-complex="bold"/>
    </style:style>
    <style:style style:name="T10" style:family="text">
      <style:text-properties fo:font-weight="bold" officeooo:rsid="023be4ca" style:font-weight-asian="bold" style:font-weight-complex="bold"/>
    </style:style>
    <style:style style:name="T11" style:family="text">
      <style:text-properties fo:font-weight="bold" officeooo:rsid="0245af71" style:font-weight-asian="bold" style:font-weight-complex="bold"/>
    </style:style>
    <style:style style:name="T12" style:family="text">
      <style:text-properties fo:font-weight="bold" officeooo:rsid="0249d9df" style:font-weight-asian="bold" style:font-weight-complex="bold"/>
    </style:style>
    <style:style style:name="T13" style:family="text">
      <style:text-properties fo:font-weight="bold" officeooo:rsid="024a3f13" style:font-weight-asian="bold" style:font-weight-complex="bold"/>
    </style:style>
    <style:style style:name="T14" style:family="text">
      <style:text-properties fo:font-weight="bold" officeooo:rsid="024a7d7a" style:font-weight-asian="bold" style:font-weight-complex="bold"/>
    </style:style>
    <style:style style:name="T15" style:family="text">
      <style:text-properties fo:font-weight="bold" officeooo:rsid="024c557e" style:font-weight-asian="bold" style:font-weight-complex="bold"/>
    </style:style>
    <style:style style:name="T16" style:family="text">
      <style:text-properties fo:font-weight="bold" officeooo:rsid="024d5ec4" style:font-weight-asian="bold" style:font-weight-complex="bold"/>
    </style:style>
    <style:style style:name="T17" style:family="text">
      <style:text-properties fo:font-weight="bold" officeooo:rsid="024ec8c1" style:font-weight-asian="bold" style:font-weight-complex="bold"/>
    </style:style>
    <style:style style:name="T18" style:family="text">
      <style:text-properties fo:font-weight="bold" officeooo:rsid="024ee3c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215c429" style:font-weight-asian="normal" style:font-weight-complex="normal"/>
    </style:style>
    <style:style style:name="T21" style:family="text">
      <style:text-properties fo:font-weight="normal" officeooo:rsid="022b58ca" style:font-weight-asian="normal" style:font-weight-complex="normal"/>
    </style:style>
    <style:style style:name="T22" style:family="text">
      <style:text-properties fo:font-weight="normal" officeooo:rsid="022d0e3a" style:font-weight-asian="normal" style:font-weight-complex="normal"/>
    </style:style>
    <style:style style:name="T23" style:family="text">
      <style:text-properties fo:font-weight="normal" officeooo:rsid="022fbbdc" style:font-weight-asian="normal" style:font-weight-complex="normal"/>
    </style:style>
    <style:style style:name="T24" style:family="text">
      <style:text-properties fo:font-weight="normal" officeooo:rsid="0234f99f" style:font-weight-asian="normal" style:font-weight-complex="normal"/>
    </style:style>
    <style:style style:name="T25" style:family="text">
      <style:text-properties fo:font-weight="normal" officeooo:rsid="0239fdff" style:font-weight-asian="normal" style:font-weight-complex="normal"/>
    </style:style>
    <style:style style:name="T26" style:family="text">
      <style:text-properties fo:font-weight="normal" officeooo:rsid="023e6aa5" style:font-weight-asian="normal" style:font-weight-complex="normal"/>
    </style:style>
    <style:style style:name="T27" style:family="text">
      <style:text-properties fo:font-weight="normal" officeooo:rsid="023be4ca" style:font-weight-asian="normal" style:font-weight-complex="normal"/>
    </style:style>
    <style:style style:name="T28" style:family="text">
      <style:text-properties fo:font-weight="normal" officeooo:rsid="0249d9df" style:font-weight-asian="normal" style:font-weight-complex="normal"/>
    </style:style>
    <style:style style:name="T29" style:family="text">
      <style:text-properties fo:font-weight="normal" officeooo:rsid="024a3f13" style:font-weight-asian="normal" style:font-weight-complex="normal"/>
    </style:style>
    <style:style style:name="T30" style:family="text">
      <style:text-properties fo:font-weight="normal" officeooo:rsid="024a7d7a" style:font-weight-asian="normal" style:font-weight-complex="normal"/>
    </style:style>
    <style:style style:name="T31" style:family="text">
      <style:text-properties fo:font-weight="normal" officeooo:rsid="024c557e" style:font-weight-asian="normal" style:font-weight-complex="normal"/>
    </style:style>
    <style:style style:name="T32" style:family="text">
      <style:text-properties fo:font-weight="normal" officeooo:rsid="024d5ec4" style:font-weight-asian="normal" style:font-weight-complex="normal"/>
    </style:style>
    <style:style style:name="T33" style:family="text">
      <style:text-properties fo:font-weight="normal" officeooo:rsid="024ec8c1" style:font-weight-asian="normal" style:font-weight-complex="normal"/>
    </style:style>
    <style:style style:name="T34" style:family="text">
      <style:text-properties fo:font-weight="normal" officeooo:rsid="024ee3cd" style:font-weight-asian="normal" style:font-weight-complex="normal"/>
    </style:style>
    <style:style style:name="T35" style:family="text">
      <style:text-properties officeooo:rsid="00e51007"/>
    </style:style>
    <style:style style:name="T36" style:family="text">
      <style:text-properties officeooo:rsid="01f9c472"/>
    </style:style>
    <style:style style:name="T37" style:family="text">
      <style:text-properties officeooo:rsid="02375ee2"/>
    </style:style>
    <style:style style:name="T38" style:family="text">
      <style:text-properties fo:font-style="italic" fo:font-weight="normal" officeooo:rsid="024a3f13"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24a3f13" style:font-style-asian="normal" style:font-weight-asian="normal" style:font-style-complex="normal" style:font-weight-complex="normal"/>
    </style:style>
    <style:style style:name="T41" style:family="text">
      <style:text-properties fo:font-style="normal" style:text-underline-style="solid" style:text-underline-width="auto" style:text-underline-color="font-color" fo:font-weight="normal" officeooo:rsid="024a3f13" style:font-style-asian="normal" style:font-weight-asian="normal" style:font-style-complex="normal" style:font-weight-complex="normal"/>
    </style:style>
    <style:style style:name="T42" style:family="text">
      <style:text-properties fo:font-size="10pt" fo:font-style="italic" fo:font-weight="normal" officeooo:rsid="024a3f13" style:font-size-asian="10pt" style:font-style-asian="italic" style:font-weight-asian="normal" style:font-size-complex="10pt" style:font-style-complex="italic" style:font-weight-complex="normal"/>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weight="normal" officeooo:rsid="024d5ec4" style:font-size-asian="10pt" style:font-weight-asian="normal" style:font-size-complex="10pt" style:font-weight-complex="normal"/>
    </style:style>
    <style:style style:name="T45" style:family="text">
      <style:text-properties fo:font-size="10pt" fo:font-weight="normal" officeooo:rsid="024ee3cd" style:font-size-asian="10pt" style:font-weight-asian="normal" style:font-size-complex="10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7">26 July</text:span> 201<text:span text:style-name="T36">7</text:span> transmission <text:span text:style-name="T37">27/28 July 2017</text:span></text:p>
      <text:p text:style-name="P3"><text:span text:style-name="T2">[0]</text:span><text:span text:style-name="T35"> Hello everybody, you are indeed listening to BCB Radio, the programme that started fifteen seconds ago is named IT Stuff, and if you can't work out for yourself what that's about, well maybe you should stick around for Artificial Intelligence news, which is coming up later, along with local spammers and a death foretold. My unpaid carers today are Dick, Kriss and Shi. I'm Dave, as a male presenter here on BCB I'm paid two to the power of 32 minus 1 times what Shi is paid. And yet it still fits in an unsigned integer.</text:span></text:p>
      <text:p text:style-name="P9"><text:span text:style-name="T5">[</text:span><text:span text:style-name="T8">2</text:span><text:span text:style-name="T7"> Min] </text:span><text:span text:style-name="T31">A death in progress. O'Reilly are ending sales of paper books. </text:span><text:span text:style-name="T30">A death foretold. </text:span><text:span text:style-name="T29">Goodbye Adobe Flash! </text:span><text:span text:style-name="T30">in 2020. A death postponed. Goodbye MS Paint! in 2017 Fall Creators Update.<text:line-break/>Autumn Creators Update” was “mistranslation” (not “spring” or <text:s/>Version 1709 either)</text:span></text:p>
      <text:p text:style-name="P8"><text:span text:style-name="T14">[</text:span><text:span text:style-name="T18">6</text:span><text:span text:style-name="T1"> Min] </text:span><text:span text:style-name="T34">The war against Kodi</text:span></text:p>
      <text:p text:style-name="P7"><text:span text:style-name="T13">[</text:span><text:span text:style-name="T14">9</text:span><text:span text:style-name="T13"> Min] </text:span><text:span text:style-name="T16">[FAMILYFILTUNES] </text:span><text:span text:style-name="T19">The Government has confirmed that, from April 2018 onwards, they will require broadband ISPs to block access to pornographic websites that fail to introduce at least a Credit Card based Age Verification system</text:span><text:span text:style-name="T29">. </text:span><text:span text:style-name="T32">What could possibly go wrong</text:span></text:p>
      <text:p text:style-name="P7"><text:span text:style-name="T7">[</text:span><text:span text:style-name="T12">11 Min] </text:span><text:span text:style-name="T28">Local Spammers </text:span><text:span text:style-name="T30">fined by Information Commisioner for, er, spamming</text:span><text:span text:style-name="T12"><text:line-break/></text:span><text:span text:style-name="T29">Morrison's last month £10,500 200,000 Morrisons More loyalty card that had opted out<text:line-break/>Provident this month £80,000 </text:span><text:span text:style-name="T30">about a million direct marketing texts for Satsuma Loans<text:line-break/>non-local Moneysupermarket.com </text:span><text:span text:style-name="T29">£80,000 7.1 million emails to customers who had opted out<text:line-break/></text:span><text:span text:style-name="T42">“We hold an e-mail address for you which means we could be sending you personalised news, products and promotions. You've told us in the past you prefer not to receive these. If you'd like to reconsider, simply click the following link to start receiving our e-mails.”</text:span></text:p>
      <text:p text:style-name="P2"><text:span text:style-name="T1">[1</text:span><text:span text:style-name="T9">4</text:span><text:span text:style-name="T1"> Min]</text:span><text:span text:style-name="T19"> </text:span><text:span text:style-name="T21">You're listening to IT Stuff </text:span><text:span text:style-name="T22">here </text:span><text:span text:style-name="T21">on BCB Radio, we're on 106.6fm, listen live on radioplayer, listen again, </text:span><text:span text:style-name="T28">website, </text:span><text:span text:style-name="T23">youtubes, blablabla, </text:span><text:span text:style-name="T28">here's Youtube Channel of the Month</text:span></text:p>
      <text:p text:style-name="P10"><text:span text:style-name="T9">[15 Min]</text:span><text:span text:style-name="T7"> [YOUPOOP] </text:span><text:a xlink:type="simple" xlink:href="https://www.youtube.com/user/amazingdiyprojects" text:style-name="Internet_20_link" text:visited-style-name="Visited_20_Internet_20_Link"><text:span text:style-name="T31">amazingdiyprojects</text:span></text:a><text:span text:style-name="T31"> manned multirotor drone 76 Multistar Elite quadcopter motors 162kg ... Also NASA Armstrong historic videos youtube.com/user/DrydenTV<text:line-break/></text:span><text:span text:style-name="T29">Nasa</text:span><text:span text:style-name="T40"> also has a soundcloud channel </text:span><text:span text:style-name="T41">soundcloud.com/nasa</text:span><text:span text:style-name="T40">, courtesy of the Goddard lab here's</text:span><text:span text:style-name="Emphasis"><text:span text:style-name="T39"> the EMFISIS instrument aboard NASA’s Van Allen Probes</text:span></text:span><text:span text:style-name="Emphasis"><text:span text:style-name="T19"> </text:span></text:span><text:span text:style-name="T12">[NASA.WAV] </text:span><text:span text:style-name="T26">B</text:span><text:span text:style-name="T28">ut that brings us to the troubles at Soundcloud, what would happen to all the stuff?</text:span></text:p>
      <text:p text:style-name="P11"><text:span text:style-name="T3">[</text:span><text:span text:style-name="T4">1</text:span><text:span text:style-name="T11">8</text:span><text:span text:style-name="T4"> Min]</text:span><text:span text:style-name="T9"> </text:span><text:span text:style-name="T10">[SINGULARITY] <text:line-break/></text:span><text:span text:style-name="T32">US funding research into Advanced Brain-Computer Interfaces, specifically DARPA and a bloke called Matt Angle - tens of thousands of tiny wires prodding your scalp, eventual objective is a high-density connection to the speech center of the brain that could let them tap into the words a person is thinking of saying</text:span><text:span text:style-name="T10"><text:line-break/></text:span><text:span text:style-name="T32">Elon Musk ‘fundamental risk to human civilisation’ and that waiting for something bad to happen is not an option, regulate AI to combat 'existential threat' before it's too late. Zuck said </text:span><text:span text:style-name="T44">“I think people who are naysayers and try to drum up these doomsday scenarios — I just, I don't understand it. It's really negative and in some ways I actually think it is pretty irresponsible”</text:span><text:span text:style-name="T32">, Musk </text:span><text:span text:style-name="T34">tweeted </text:span><text:span text:style-name="T45">I've talked to mark about this, his understanding of the subject is limited</text:span><text:span text:style-name="T34">. </text:span><text:span text:style-name="T27">Security guard robot </text:span><text:span text:style-name="T19">Knightscope K5 </text:span><text:span text:style-name="T29">threw itself into a fountain and drowned, Washington Harbour development in Washington</text:span></text:p>
      <text:p text:style-name="P5"><text:span text:style-name="T3">[</text:span><text:span text:style-name="T6">2</text:span><text:span text:style-name="T17">2</text:span><text:span text:style-name="T4"> Min] </text:span><text:span text:style-name="T9">Future</text:span><text:span text:style-name="T4"> Events<text:line-break/></text:span><text:span text:style-name="T21">Badonkadonk </text:span><text:span text:style-name="T33">9 August</text:span><text:span text:style-name="T24"> Turls Green spoons </text:span><text:span text:style-name="T25">7-9pm game creators in the Bradford area to play each others games (finished digital to paper protoypes to fully realised tabletop games), get face-to-face feedback and general tomfoolery.</text:span></text:p>
      <text:p text:style-name="P4"><text:span text:style-name="T20">Coder Dojo </text:span><text:span text:style-name="T33">there is Noder Coder Dojo due to hols.</text:span></text:p>
      <text:p text:style-name="P6"><text:span text:style-name="T17">[25 Min] </text:span><text:span text:style-name="T4">Musicstuffs</text:span><text:bookmark text:name="eow-title"/><text:span text:style-name="T4"> </text:span><text:span text:style-name="T17">Man or astroman </text:span><text:span text:style-name="T14">DEFCON </text:span><text:span text:style-name="T17">1 and Codebreaker 78<text:line-break/></text:span><text:span text:style-name="T14">https://www.youtube.com/watch?v=6syxA0ThR5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7-26T13:55:41.043363824</dc:date>
    <meta:editing-duration>PT13H4M46S</meta:editing-duration>
    <meta:editing-cycles>99</meta:editing-cycles>
    <meta:generator>LibreOffice/5.3.3.2$Linux_X86_64 LibreOffice_project/30m0$Build-2</meta:generator>
    <meta:document-statistic meta:table-count="0" meta:image-count="0" meta:object-count="0" meta:page-count="1" meta:paragraph-count="12" meta:word-count="592" meta:character-count="3693" meta:non-whitespace-character-count="3110"/>
  </office:meta>
</office:document-meta>
</file>